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347a58" officeooo:paragraph-rsid="00347a58"/>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df56c" officeooo:paragraph-rsid="000df56c" style:font-size-asian="12pt" style:font-size-complex="12pt"/>
    </style:style>
    <style:style style:name="P5" style:family="paragraph" style:parent-style-name="Standard">
      <style:text-properties style:font-name="Arial Narrow" fo:font-size="12pt" officeooo:rsid="000a6b5b" officeooo:paragraph-rsid="000a6b5b" style:font-size-asian="12pt" style:font-size-complex="12pt"/>
    </style:style>
    <style:style style:name="P6" style:family="paragraph" style:parent-style-name="Standard">
      <style:text-properties style:font-name="Arial Narrow" fo:font-size="12pt" officeooo:rsid="000f6508" officeooo:paragraph-rsid="000f6508" style:font-size-asian="12pt" style:font-size-complex="12pt"/>
    </style:style>
    <style:style style:name="P7" style:family="paragraph" style:parent-style-name="Standard">
      <style:text-properties style:font-name="Arial Narrow" fo:font-size="12pt" officeooo:rsid="00122ffe" officeooo:paragraph-rsid="00239356" style:font-size-asian="12pt" style:font-size-complex="12pt"/>
    </style:style>
    <style:style style:name="P8" style:family="paragraph" style:parent-style-name="Standard">
      <style:text-properties style:font-name="Arial Narrow" fo:font-size="12pt" officeooo:rsid="00122ffe" officeooo:paragraph-rsid="0026ff6f" style:font-size-asian="12pt" style:font-size-complex="12pt"/>
    </style:style>
    <style:style style:name="P9" style:family="paragraph" style:parent-style-name="Standard">
      <style:text-properties style:font-name="Arial Narrow" fo:font-size="12pt" officeooo:rsid="00122ffe" officeooo:paragraph-rsid="0045cf57" style:font-size-asian="12pt" style:font-size-complex="12pt"/>
    </style:style>
    <style:style style:name="P10" style:family="paragraph" style:parent-style-name="Standard">
      <style:text-properties style:font-name="Arial Narrow" fo:font-size="12pt" officeooo:rsid="00140116" officeooo:paragraph-rsid="0022341d" style:font-size-asian="12pt" style:font-size-complex="12pt"/>
    </style:style>
    <style:style style:name="P11" style:family="paragraph" style:parent-style-name="Standard">
      <style:text-properties style:font-name="Arial Narrow" fo:font-size="12pt" officeooo:rsid="00140116" officeooo:paragraph-rsid="0025141c" style:font-size-asian="12pt" style:font-size-complex="12pt"/>
    </style:style>
    <style:style style:name="P12" style:family="paragraph" style:parent-style-name="Standard">
      <style:text-properties style:font-name="Arial Narrow" fo:font-size="12pt" officeooo:rsid="00140116" officeooo:paragraph-rsid="002c6046" style:font-size-asian="12pt" style:font-size-complex="12pt"/>
    </style:style>
    <style:style style:name="P13" style:family="paragraph" style:parent-style-name="Standard">
      <style:text-properties style:font-name="Arial Narrow" fo:font-size="12pt" officeooo:rsid="00140116" officeooo:paragraph-rsid="00140116" style:font-size-asian="12pt" style:font-size-complex="12pt"/>
    </style:style>
    <style:style style:name="P14" style:family="paragraph" style:parent-style-name="Standard">
      <style:text-properties style:font-name="Arial Narrow" fo:font-size="12pt" officeooo:rsid="00140116" officeooo:paragraph-rsid="004869bf" style:font-size-asian="12pt" style:font-size-complex="12pt"/>
    </style:style>
    <style:style style:name="P15" style:family="paragraph" style:parent-style-name="Standard">
      <style:text-properties style:font-name="Arial Narrow" fo:font-size="12pt" officeooo:rsid="0016f1b2" officeooo:paragraph-rsid="0016f1b2" style:font-size-asian="12pt" style:font-size-complex="12pt"/>
    </style:style>
    <style:style style:name="P16" style:family="paragraph" style:parent-style-name="Standard">
      <style:text-properties style:font-name="Arial Narrow" fo:font-size="12pt" officeooo:rsid="001832f2" officeooo:paragraph-rsid="0045cf57" style:font-size-asian="12pt" style:font-size-complex="12pt"/>
    </style:style>
    <style:style style:name="P17" style:family="paragraph" style:parent-style-name="Standard">
      <style:text-properties style:font-name="Arial Narrow" fo:font-size="12pt" officeooo:rsid="0018db32" officeooo:paragraph-rsid="0018db32" style:font-size-asian="12pt" style:font-size-complex="12pt"/>
    </style:style>
    <style:style style:name="P18" style:family="paragraph" style:parent-style-name="Standard">
      <style:text-properties style:font-name="Arial Narrow" fo:font-size="12pt" officeooo:rsid="0033778f" officeooo:paragraph-rsid="00376d28" style:font-size-asian="12pt" style:font-size-complex="12pt"/>
    </style:style>
    <style:style style:name="P19" style:family="paragraph" style:parent-style-name="Standard">
      <style:text-properties style:font-name="Arial Narrow" fo:font-size="12pt" officeooo:paragraph-rsid="003b730a" style:font-size-asian="12pt" style:font-size-complex="12pt"/>
    </style:style>
    <style:style style:name="P20" style:family="paragraph" style:parent-style-name="Standard">
      <style:text-properties style:font-name="Arial Narrow" fo:font-size="12pt" officeooo:paragraph-rsid="003d4aff" style:font-size-asian="12pt" style:font-size-complex="12pt"/>
    </style:style>
    <style:style style:name="P21" style:family="paragraph" style:parent-style-name="Standard">
      <style:text-properties style:font-name="Arial Narrow" fo:font-size="12pt" officeooo:paragraph-rsid="004869bf" style:font-size-asian="12pt" style:font-size-complex="12pt"/>
    </style:style>
    <style:style style:name="P22" style:family="paragraph" style:parent-style-name="Standard">
      <style:text-properties style:font-name="Arial Narrow" fo:font-size="12pt" fo:font-style="italic" officeooo:rsid="00140116" officeooo:paragraph-rsid="00239356" style:font-size-asian="12pt" style:font-style-asian="italic" style:font-size-complex="12pt" style:font-style-complex="italic"/>
    </style:style>
    <style:style style:name="P23" style:family="paragraph" style:parent-style-name="Standard">
      <style:text-properties style:font-name="Arial Narrow" fo:font-size="12pt" fo:font-style="italic" officeooo:rsid="00140116" officeooo:paragraph-rsid="0026ff6f" style:font-size-asian="12pt" style:font-style-asian="italic" style:font-size-complex="12pt" style:font-style-complex="italic"/>
    </style:style>
    <style:style style:name="P24" style:family="paragraph" style:parent-style-name="Standard">
      <style:text-properties style:font-name="Arial Narrow" fo:font-size="12pt" fo:font-style="italic" officeooo:rsid="00122ffe" officeooo:paragraph-rsid="00277407" style:font-size-asian="12pt" style:font-style-asian="italic" style:font-size-complex="12pt" style:font-style-complex="italic"/>
    </style:style>
    <style:style style:name="P25" style:family="paragraph" style:parent-style-name="Standard">
      <style:text-properties style:font-name="Arial Narrow" fo:font-size="12pt" fo:font-style="italic" officeooo:rsid="001eb563" officeooo:paragraph-rsid="002155c6" style:font-size-asian="12pt" style:font-style-asian="italic" style:font-size-complex="12pt" style:font-style-complex="italic"/>
    </style:style>
    <style:style style:name="P26" style:family="paragraph" style:parent-style-name="Standard">
      <style:text-properties officeooo:paragraph-rsid="000211e6"/>
    </style:style>
    <style:style style:name="P27" style:family="paragraph" style:parent-style-name="Standard">
      <style:text-properties fo:font-style="italic" officeooo:paragraph-rsid="001d845f" style:font-style-asian="italic" style:font-style-complex="italic"/>
    </style:style>
    <style:style style:name="P28" style:family="paragraph" style:parent-style-name="Standard">
      <style:text-properties officeooo:paragraph-rsid="002155c6"/>
    </style:style>
    <style:style style:name="P29" style:family="paragraph" style:parent-style-name="Standard">
      <style:text-properties style:font-name="Arial narrow"/>
    </style:style>
    <style:style style:name="P30" style:family="paragraph" style:parent-style-name="Standard">
      <style:text-properties style:font-name="Arial narrow" fo:font-size="10pt" style:font-size-asian="8.75pt" style:font-size-complex="10pt"/>
    </style:style>
    <style:style style:name="P31" style:family="paragraph" style:parent-style-name="Standard">
      <style:text-properties style:font-name="Arial narrow" officeooo:rsid="00347a58" officeooo:paragraph-rsid="00347a58"/>
    </style:style>
    <style:style style:name="P32" style:family="paragraph" style:parent-style-name="Standard">
      <style:text-properties officeooo:paragraph-rsid="003382bc"/>
    </style:style>
    <style:style style:name="P33" style:family="paragraph" style:parent-style-name="Standard">
      <style:text-properties officeooo:paragraph-rsid="00239356"/>
    </style:style>
    <style:style style:name="P34" style:family="paragraph" style:parent-style-name="Standard">
      <style:text-properties officeooo:paragraph-rsid="0026ff6f"/>
    </style:style>
    <style:style style:name="P35" style:family="paragraph" style:parent-style-name="Title">
      <style:text-properties fo:font-size="14pt" officeooo:paragraph-rsid="000211e6" style:font-size-asian="14pt" style:font-size-complex="14pt"/>
    </style:style>
    <style:style style:name="P36" style:family="paragraph" style:parent-style-name="Standard" style:master-page-name="">
      <style:paragraph-properties fo:margin-left="0.5in" fo:margin-right="0in" fo:text-indent="-0.5in" style:auto-text-indent="false" style:page-number="auto"/>
      <style:text-properties style:font-name="Arial Narrow" fo:font-size="12pt" officeooo:paragraph-rsid="000211e6" style:font-size-asian="12pt" style:font-size-complex="12pt"/>
    </style:style>
    <style:style style:name="P37" style:family="paragraph" style:parent-style-name="Preformatted_20_Text">
      <style:paragraph-properties fo:margin-top="0in" fo:margin-bottom="0.1965in" style:contextual-spacing="false"/>
    </style:style>
    <style:style style:name="P38" style:family="paragraph" style:parent-style-name="Preformatted_20_Text">
      <style:paragraph-properties fo:margin-top="0in" fo:margin-bottom="0.1965in" style:contextual-spacing="false"/>
      <style:text-properties officeooo:paragraph-rsid="0025141c"/>
    </style:style>
    <style:style style:name="P39" style:family="paragraph" style:parent-style-name="Standard" style:master-page-name="">
      <style:paragraph-properties fo:margin-left="0.1866in" fo:margin-right="0in" fo:text-indent="0in" style:auto-text-indent="false" style:page-number="auto"/>
      <style:text-properties style:font-name="Arial narrow"/>
    </style:style>
    <style:style style:name="P40" style:family="paragraph" style:parent-style-name="Standard" style:master-page-name="">
      <style:paragraph-properties fo:margin-left="0.1866in" fo:margin-right="0in" fo:text-indent="-0.1866in" style:auto-text-indent="false" style:page-number="auto"/>
      <style:text-properties officeooo:paragraph-rsid="000211e6"/>
    </style:style>
    <style:style style:name="P41" style:family="paragraph" style:parent-style-name="Standard" style:master-page-name="">
      <style:paragraph-properties fo:margin-left="0.1866in" fo:margin-right="0in" fo:text-indent="-0.1866in" style:auto-text-indent="false" style:page-number="auto"/>
      <style:text-properties officeooo:paragraph-rsid="0045cf57"/>
    </style:style>
    <style:style style:name="P42" style:family="paragraph" style:parent-style-name="Standard">
      <style:paragraph-properties fo:margin-left="0.1866in" fo:margin-right="0in" fo:text-indent="-0.1866in" style:auto-text-indent="false"/>
      <style:text-properties style:font-name="Arial Narrow" fo:font-size="12pt" officeooo:paragraph-rsid="004869bf" style:font-size-asian="12pt" style:font-size-complex="12pt"/>
    </style:style>
    <style:style style:name="P43" style:family="paragraph" style:parent-style-name="Text_20_body">
      <style:text-properties style:font-name="Arial narrow" fo:font-size="11pt" officeooo:paragraph-rsid="0025141c" style:font-size-asian="11pt" style:font-size-complex="11pt"/>
    </style:style>
    <style:style style:name="P44" style:family="paragraph" style:parent-style-name="Text_20_body">
      <style:text-properties style:font-name="Arial narrow" fo:font-size="12pt" officeooo:paragraph-rsid="0025141c" style:font-size-asian="12pt" style:font-size-complex="12pt"/>
    </style:style>
    <style:style style:name="P45" style:family="paragraph" style:parent-style-name="Preformatted_20_Text">
      <style:text-properties style:font-name="Arial narrow" officeooo:paragraph-rsid="0025141c"/>
    </style:style>
    <style:style style:name="P46" style:family="paragraph" style:parent-style-name="Preformatted_20_Text" style:master-page-name="">
      <style:paragraph-properties fo:margin-left="0.25in" fo:margin-right="0in" fo:text-indent="0in" style:auto-text-indent="false" style:page-number="auto"/>
      <style:text-properties style:font-name="Arial narrow" officeooo:paragraph-rsid="0025141c"/>
    </style:style>
    <style:style style:name="P47" style:family="paragraph" style:parent-style-name="Preformatted_20_Text">
      <style:paragraph-properties fo:margin-left="0.25in" fo:margin-right="0in" fo:text-indent="0in" style:auto-text-indent="false"/>
      <style:text-properties style:font-name="Arial narrow" officeooo:paragraph-rsid="0025141c"/>
    </style:style>
    <style:style style:name="P48" style:family="paragraph" style:parent-style-name="Preformatted_20_Text">
      <style:paragraph-properties fo:margin-left="0.25in" fo:margin-right="0in" fo:margin-top="0in" fo:margin-bottom="0.1965in" style:contextual-spacing="false" fo:text-indent="0in" style:auto-text-indent="false"/>
      <style:text-properties style:font-name="Arial narrow" officeooo:paragraph-rsid="0025141c"/>
    </style:style>
    <style:style style:name="P49" style:family="paragraph" style:parent-style-name="Standard" style:master-page-name="">
      <style:paragraph-properties fo:margin-left="0.5in" fo:margin-right="0in" fo:text-indent="0in" style:auto-text-indent="false" style:page-number="auto"/>
      <style:text-properties officeooo:paragraph-rsid="0040e591"/>
    </style:style>
    <style:style style:name="P50" style:family="paragraph" style:parent-style-name="Standard" style:master-page-name="">
      <style:paragraph-properties fo:margin-left="0.5in" fo:margin-right="0in" fo:text-indent="0in" style:auto-text-indent="false" style:page-number="auto"/>
      <style:text-properties style:font-name="Arial Narrow" fo:font-size="12pt" officeooo:rsid="0006d9fd" officeooo:paragraph-rsid="00239356" style:font-size-asian="12pt" style:font-size-complex="12pt"/>
    </style:style>
    <style:style style:name="P51" style:family="paragraph" style:parent-style-name="Standard" style:master-page-name="">
      <style:paragraph-properties style:page-number="auto"/>
      <style:text-properties style:font-name="Arial Narrow" fo:font-size="12pt" officeooo:rsid="00140116" officeooo:paragraph-rsid="00140116" style:font-size-asian="12pt" style:font-size-complex="12pt"/>
    </style:style>
    <style:style style:name="P52" style:family="paragraph" style:parent-style-name="Standard" style:list-style-name="L1"/>
    <style:style style:name="P53" style:family="paragraph" style:parent-style-name="Standard">
      <style:text-properties style:font-name="Arial Narrow" fo:font-size="12pt" fo:font-style="italic" officeooo:rsid="0030d3aa" officeooo:paragraph-rsid="004869bf" style:font-size-asian="12pt" style:font-style-asian="italic" style:font-size-complex="12pt" style:font-style-complex="italic"/>
    </style:style>
    <style:style style:name="P54" style:family="paragraph" style:parent-style-name="Standard">
      <style:text-properties style:font-name="Arial Narrow" fo:font-size="12pt" officeooo:rsid="001832f2" officeooo:paragraph-rsid="0045cf57" style:font-size-asian="12pt" style:font-size-complex="12pt"/>
    </style:style>
    <style:style style:name="P55" style:family="paragraph" style:parent-style-name="Standard">
      <style:text-properties style:font-name="Arial Narrow" fo:font-size="12pt" officeooo:rsid="0016f1b2" officeooo:paragraph-rsid="0016f1b2" style:font-size-asian="12pt" style:font-size-complex="12pt"/>
    </style:style>
    <style:style style:name="P56" style:family="paragraph" style:parent-style-name="Standard">
      <style:text-properties style:font-name="Arial Narrow" fo:font-size="12pt" officeooo:rsid="0016f1b2" officeooo:paragraph-rsid="004a22df" style:font-size-asian="12pt" style:font-size-complex="12pt"/>
    </style:style>
    <style:style style:name="P57" style:family="paragraph" style:parent-style-name="Standard">
      <style:text-properties style:font-name="Arial Narrow" fo:font-size="12pt" officeooo:rsid="004a22df" officeooo:paragraph-rsid="004a22df" style:font-size-asian="12pt" style:font-size-complex="12pt"/>
    </style:style>
    <style:style style:name="P58" style:family="paragraph" style:parent-style-name="Standard" style:master-page-name="">
      <style:paragraph-properties fo:margin-left="0.1866in" fo:margin-right="0in" fo:text-indent="-0.1866in" style:auto-text-indent="false" style:page-number="auto"/>
      <style:text-properties style:font-name="Arial Narrow" fo:font-size="12pt" fo:font-weight="normal" officeooo:rsid="00140116" officeooo:paragraph-rsid="004869b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40116" style:font-weight-asian="bold" style:font-weight-complex="bold"/>
    </style:style>
    <style:style style:name="T3" style:family="text">
      <style:text-properties fo:font-weight="bold" officeooo:rsid="00239356" style:font-weight-asian="bold" style:font-weight-complex="bold"/>
    </style:style>
    <style:style style:name="T4" style:family="text">
      <style:text-properties fo:font-weight="bold" officeooo:rsid="0025141c" style:font-weight-asian="bold" style:font-weight-complex="bold"/>
    </style:style>
    <style:style style:name="T5" style:family="text">
      <style:text-properties fo:font-weight="bold" officeooo:rsid="001832f2" style:font-weight-asian="bold" style:font-weight-complex="bold"/>
    </style:style>
    <style:style style:name="T6" style:family="text">
      <style:text-properties fo:font-weight="bold" officeooo:rsid="002dead0" style:font-weight-asian="bold" style:font-weight-complex="bold"/>
    </style:style>
    <style:style style:name="T7" style:family="text">
      <style:text-properties fo:font-weight="bold" officeooo:rsid="0044ba5f" style:font-weight-asian="bold" style:font-weight-complex="bold"/>
    </style:style>
    <style:style style:name="T8" style:family="text">
      <style:text-properties fo:font-weight="bold" officeooo:rsid="0045cf57" style:font-weight-asian="bold" style:font-weight-complex="bold"/>
    </style:style>
    <style:style style:name="T9" style:family="text">
      <style:text-properties style:font-name="Arial Narrow" fo:font-size="12pt" style:font-size-asian="12pt" style:font-size-complex="12pt"/>
    </style:style>
    <style:style style:name="T10" style:family="text">
      <style:text-properties style:font-name="Arial Narrow" fo:font-size="12pt" officeooo:rsid="00135438" style:font-size-asian="12pt" style:font-size-complex="12pt"/>
    </style:style>
    <style:style style:name="T11" style:family="text">
      <style:text-properties style:font-name="Arial Narrow" fo:font-size="12pt" officeooo:rsid="0031a2a0" style:font-size-asian="12pt" style:font-size-complex="12pt"/>
    </style:style>
    <style:style style:name="T12" style:family="text">
      <style:text-properties style:font-name="Arial Narrow" fo:font-size="12pt" officeooo:rsid="003b7537" style:font-size-asian="12pt" style:font-size-complex="12pt"/>
    </style:style>
    <style:style style:name="T13" style:family="text">
      <style:text-properties style:font-name="Arial Narrow" fo:font-size="12pt" officeooo:rsid="000df56c" style:font-size-asian="12pt" style:font-size-complex="12pt"/>
    </style:style>
    <style:style style:name="T14" style:family="text">
      <style:text-properties style:font-name="Arial Narrow" fo:font-size="12pt" officeooo:rsid="00140116" style:font-size-asian="12pt" style:font-size-complex="12pt"/>
    </style:style>
    <style:style style:name="T15" style:family="text">
      <style:text-properties style:font-name="Arial Narrow" fo:font-size="12pt" officeooo:rsid="001eb563" style:font-size-asian="12pt" style:font-size-complex="12pt"/>
    </style:style>
    <style:style style:name="T16" style:family="text">
      <style:text-properties style:font-name="Arial Narrow" fo:font-size="12pt" officeooo:rsid="00122ffe" style:font-size-asian="12pt" style:font-size-complex="12pt"/>
    </style:style>
    <style:style style:name="T17" style:family="text">
      <style:text-properties style:font-name="Arial Narrow" fo:font-size="12pt" officeooo:rsid="003382bc" style:font-size-asian="12pt" style:font-size-complex="12pt"/>
    </style:style>
    <style:style style:name="T18" style:family="text">
      <style:text-properties style:font-name="Arial Narrow" fo:font-size="12pt" officeooo:rsid="0044ba5f" style:font-size-asian="12pt" style:font-size-complex="12pt"/>
    </style:style>
    <style:style style:name="T19" style:family="text">
      <style:text-properties style:font-name="Arial Narrow" fo:font-size="12pt" fo:font-weight="bold" style:font-size-asian="12pt" style:font-weight-asian="bold" style:font-size-complex="12pt" style:font-weight-complex="bold"/>
    </style:style>
    <style:style style:name="T20" style:family="text">
      <style:text-properties style:font-name="Arial Narrow" fo:font-size="12pt" fo:font-weight="bold" officeooo:rsid="003b7537" style:font-size-asian="12pt" style:font-weight-asian="bold" style:font-size-complex="12pt" style:font-weight-complex="bold"/>
    </style:style>
    <style:style style:name="T21" style:family="text">
      <style:text-properties style:font-name="Arial Narrow" fo:font-size="12pt" fo:font-weight="bold" officeooo:rsid="00140116" style:font-size-asian="12pt" style:font-weight-asian="bold" style:font-size-complex="12pt" style:font-weight-complex="bold"/>
    </style:style>
    <style:style style:name="T22" style:family="text">
      <style:text-properties style:font-name="Arial Narrow" fo:font-size="12pt" fo:font-weight="bold" officeooo:rsid="00239356" style:font-size-asian="12pt" style:font-weight-asian="bold" style:font-size-complex="12pt" style:font-weight-complex="bold"/>
    </style:style>
    <style:style style:name="T23" style:family="text">
      <style:text-properties style:font-name="Arial Narrow" fo:font-size="12pt" fo:font-weight="bold" officeooo:rsid="0006d9fd" style:font-size-asian="12pt" style:font-weight-asian="bold" style:font-size-complex="12pt" style:font-weight-complex="bold"/>
    </style:style>
    <style:style style:name="T24" style:family="text">
      <style:text-properties style:font-name="Arial Narrow" fo:font-size="12pt" fo:font-weight="bold" officeooo:rsid="0045cf57" style:font-size-asian="12pt" style:font-weight-asian="bold" style:font-size-complex="12pt" style:font-weight-complex="bold"/>
    </style:style>
    <style:style style:name="T25" style:family="text">
      <style:text-properties style:font-name="Arial Narrow" fo:font-size="12pt" fo:font-style="italic" officeooo:rsid="0031a2a0" style:font-size-asian="12pt" style:font-style-asian="italic" style:font-size-complex="12pt" style:font-style-complex="italic"/>
    </style:style>
    <style:style style:name="T26" style:family="text">
      <style:text-properties style:font-name="Arial Narrow" fo:font-size="12pt" fo:font-style="italic" officeooo:rsid="001d845f" style:font-size-asian="12pt" style:font-style-asian="italic" style:font-size-complex="12pt" style:font-style-complex="italic"/>
    </style:style>
    <style:style style:name="T27" style:family="text">
      <style:text-properties style:font-name="Arial Narrow" fo:font-size="12pt" fo:font-style="italic" officeooo:rsid="001eb563" style:font-size-asian="12pt" style:font-style-asian="italic" style:font-size-complex="12pt" style:font-style-complex="italic"/>
    </style:style>
    <style:style style:name="T28" style:family="text">
      <style:text-properties style:font-name="Arial Narrow" fo:font-size="12pt" fo:font-style="italic" officeooo:rsid="002155c6" style:font-size-asian="12pt" style:font-style-asian="italic" style:font-size-complex="12pt" style:font-style-complex="italic"/>
    </style:style>
    <style:style style:name="T29" style:family="text">
      <style:text-properties style:font-name="Arial Narrow" fo:font-size="12pt" fo:font-style="italic" officeooo:rsid="00239356" style:font-size-asian="12pt" style:font-style-asian="italic" style:font-size-complex="12pt" style:font-style-complex="italic"/>
    </style:style>
    <style:style style:name="T30" style:family="text">
      <style:text-properties style:font-name="Arial Narrow" fo:font-size="12pt" fo:font-style="italic" officeooo:rsid="003c8577" style:font-size-asian="12pt" style:font-style-asian="italic" style:font-size-complex="12pt" style:font-style-complex="italic"/>
    </style:style>
    <style:style style:name="T31" style:family="text">
      <style:text-properties style:font-name="Arial Narrow" fo:font-size="12pt" fo:font-style="italic" officeooo:rsid="00140116" style:font-size-asian="12pt" style:font-style-asian="italic" style:font-size-complex="12pt" style:font-style-complex="italic"/>
    </style:style>
    <style:style style:name="T32" style:family="text">
      <style:text-properties style:font-name="Arial Narrow" fo:font-size="12pt" fo:font-style="italic" officeooo:rsid="00122ffe" style:font-size-asian="12pt" style:font-style-asian="italic" style:font-size-complex="12pt" style:font-style-complex="italic"/>
    </style:style>
    <style:style style:name="T33" style:family="text">
      <style:text-properties style:font-name="Arial Narrow" fo:font-size="12pt" fo:font-weight="normal" officeooo:rsid="0006d9fd" style:font-size-asian="12pt" style:font-weight-asian="normal" style:font-size-complex="12pt" style:font-weight-complex="normal"/>
    </style:style>
    <style:style style:name="T34" style:family="text">
      <style:text-properties style:font-name="Arial Narro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Arial Narrow" fo:font-size="10pt" fo:font-style="italic" style:font-size-asian="10pt" style:font-style-asian="italic" style:font-size-complex="10pt" style:font-style-complex="italic"/>
    </style:style>
    <style:style style:name="T36" style:family="text">
      <style:text-properties style:font-name="Arial Narrow" fo:font-size="10pt" fo:font-style="italic" officeooo:rsid="0024f62d" style:font-size-asian="10pt" style:font-style-asian="italic" style:font-size-complex="10pt" style:font-style-complex="italic"/>
    </style:style>
    <style:style style:name="T37" style:family="text">
      <style:text-properties style:font-name="Arial Narrow" fo:font-size="10pt" fo:font-style="italic" officeooo:rsid="0040e591" style:font-size-asian="10pt" style:font-style-asian="italic" style:font-size-complex="10pt" style:font-style-complex="italic"/>
    </style:style>
    <style:style style:name="T38" style:family="text">
      <style:text-properties style:font-name="Arial Narrow" fo:font-size="10pt" fo:font-style="italic" officeooo:rsid="00239356" style:font-size-asian="10pt" style:font-style-asian="italic" style:font-size-complex="10pt" style:font-style-complex="italic"/>
    </style:style>
    <style:style style:name="T39" style:family="text">
      <style:text-properties style:font-name="Arial Narrow" fo:font-size="10pt" fo:font-style="italic" officeooo:rsid="003c8577" style:font-size-asian="10pt" style:font-style-asian="italic" style:font-size-complex="10pt" style:font-style-complex="italic"/>
    </style:style>
    <style:style style:name="T40" style:family="text">
      <style:text-properties officeooo:rsid="003a4cdd"/>
    </style:style>
    <style:style style:name="T41" style:family="text">
      <style:text-properties fo:font-style="italic" style:font-style-asian="italic" style:font-style-complex="italic"/>
    </style:style>
    <style:style style:name="T42" style:family="text">
      <style:text-properties fo:font-style="italic" officeooo:rsid="0033778f" style:font-style-asian="italic" style:font-style-complex="italic"/>
    </style:style>
    <style:style style:name="T43" style:family="text">
      <style:text-properties fo:font-style="italic" officeooo:rsid="0026ff6f" style:font-style-asian="italic" style:font-style-complex="italic"/>
    </style:style>
    <style:style style:name="T44" style:family="text">
      <style:text-properties fo:font-style="italic" officeooo:rsid="002c6046" style:font-style-asian="italic" style:font-style-complex="italic"/>
    </style:style>
    <style:style style:name="T45" style:family="text">
      <style:text-properties fo:font-style="italic" officeooo:rsid="002f644c" style:font-style-asian="italic" style:font-style-complex="italic"/>
    </style:style>
    <style:style style:name="T46" style:family="text">
      <style:text-properties fo:font-style="italic" officeooo:rsid="003382bc" style:font-style-asian="italic" style:font-style-complex="italic"/>
    </style:style>
    <style:style style:name="T47" style:family="text">
      <style:text-properties fo:font-style="italic" officeooo:rsid="0035e563" style:font-style-asian="italic" style:font-style-complex="italic"/>
    </style:style>
    <style:style style:name="T48" style:family="text">
      <style:text-properties fo:font-style="italic" officeooo:rsid="00328945" style:font-style-asian="italic" style:font-style-complex="italic"/>
    </style:style>
    <style:style style:name="T49" style:family="text">
      <style:text-properties fo:font-style="italic" officeooo:rsid="003d4aff" style:font-style-asian="italic" style:font-style-complex="italic"/>
    </style:style>
    <style:style style:name="T50" style:family="text">
      <style:text-properties fo:font-style="italic" officeooo:rsid="00409259" style:font-style-asian="italic" style:font-style-complex="italic"/>
    </style:style>
    <style:style style:name="T51" style:family="text">
      <style:text-properties fo:font-style="italic" officeooo:rsid="0044ba5f" style:font-style-asian="italic" style:font-style-complex="italic"/>
    </style:style>
    <style:style style:name="T52" style:family="text">
      <style:text-properties fo:font-style="italic" officeooo:rsid="0045cf57" style:font-style-asian="italic" style:font-style-complex="italic"/>
    </style:style>
    <style:style style:name="T53" style:family="text">
      <style:text-properties fo:font-style="italic" officeooo:rsid="004869bf" style:font-style-asian="italic" style:font-style-complex="italic"/>
    </style:style>
    <style:style style:name="T54" style:family="text">
      <style:text-properties fo:font-style="italic" officeooo:rsid="004a22df"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140116" style:font-style-asian="italic" style:font-weight-asian="normal" style:font-style-complex="italic" style:font-weight-complex="normal"/>
    </style:style>
    <style:style style:name="T57" style:family="text">
      <style:text-properties fo:font-style="italic" fo:font-weight="normal" officeooo:rsid="0035e563" style:font-style-asian="italic" style:font-weight-asian="normal" style:font-style-complex="italic" style:font-weight-complex="normal"/>
    </style:style>
    <style:style style:name="T58" style:family="text">
      <style:text-properties officeooo:rsid="00328945"/>
    </style:style>
    <style:style style:name="T59" style:family="text">
      <style:text-properties officeooo:rsid="0033778f"/>
    </style:style>
    <style:style style:name="T60" style:family="text">
      <style:text-properties fo:font-weight="normal" style:font-weight-asian="normal" style:font-weight-complex="normal"/>
    </style:style>
    <style:style style:name="T61" style:family="text">
      <style:text-properties fo:font-weight="normal" officeooo:rsid="00140116" style:font-weight-asian="normal" style:font-weight-complex="normal"/>
    </style:style>
    <style:style style:name="T62" style:family="text">
      <style:text-properties fo:font-weight="normal" officeooo:rsid="0022341d" style:font-weight-asian="normal" style:font-weight-complex="normal"/>
    </style:style>
    <style:style style:name="T63" style:family="text">
      <style:text-properties fo:font-weight="normal" officeooo:rsid="002f0985" style:font-weight-asian="normal" style:font-weight-complex="normal"/>
    </style:style>
    <style:style style:name="T64" style:family="text">
      <style:text-properties officeooo:rsid="000211e6"/>
    </style:style>
    <style:style style:name="T65" style:family="text">
      <style:text-properties officeooo:rsid="003d3230"/>
    </style:style>
    <style:style style:name="T66" style:family="text">
      <style:text-properties officeooo:rsid="000861e3"/>
    </style:style>
    <style:style style:name="T67" style:family="text">
      <style:text-properties officeooo:rsid="001832f2"/>
    </style:style>
    <style:style style:name="T68" style:family="text">
      <style:text-properties officeooo:rsid="001c78a5"/>
    </style:style>
    <style:style style:name="T69" style:family="text">
      <style:text-properties style:font-name="Arial narrow"/>
    </style:style>
    <style:style style:name="T70" style:family="text">
      <style:text-properties style:font-name="Arial narrow" fo:font-style="italic" style:font-style-asian="italic" style:font-style-complex="italic"/>
    </style:style>
    <style:style style:name="T71" style:family="text">
      <style:text-properties style:font-name="Arial narrow" fo:font-size="10pt" style:font-size-asian="10pt" style:font-size-complex="10pt"/>
    </style:style>
    <style:style style:name="T72" style:family="text">
      <style:text-properties style:font-name="Arial narrow" fo:font-size="10pt" fo:font-style="italic" style:font-size-asian="10pt" style:font-style-asian="italic" style:font-size-complex="10pt" style:font-style-complex="italic"/>
    </style:style>
    <style:style style:name="T73" style:family="text">
      <style:text-properties style:font-name="Arial narrow" fo:font-size="10pt" fo:font-style="italic" officeooo:rsid="0026ff6f" style:font-size-asian="10pt" style:font-style-asian="italic" style:font-size-complex="10pt" style:font-style-complex="italic"/>
    </style:style>
    <style:style style:name="T74" style:family="text">
      <style:text-properties style:font-name="Arial narrow" fo:font-size="10pt" fo:font-style="italic" style:font-size-asian="8.75pt" style:font-style-asian="italic" style:font-size-complex="10pt" style:font-style-complex="italic"/>
    </style:style>
    <style:style style:name="T75" style:family="text">
      <style:text-properties style:font-name="Arial narrow" fo:font-size="12pt" fo:font-style="italic" style:font-size-asian="12pt" style:font-style-asian="italic" style:font-size-complex="12pt" style:font-style-complex="italic"/>
    </style:style>
    <style:style style:name="T76" style:family="text">
      <style:text-properties style:font-name="Arial narrow" fo:font-size="12pt" fo:font-style="italic" officeooo:rsid="001d845f" style:font-size-asian="12pt" style:font-style-asian="italic" style:font-size-complex="12pt" style:font-style-complex="italic"/>
    </style:style>
    <style:style style:name="T77" style:family="text">
      <style:text-properties style:font-name="Arial narrow"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font-name="Arial narrow" fo:font-size="12pt" style:font-size-asian="12pt" style:font-size-complex="12pt"/>
    </style:style>
    <style:style style:name="T79" style:family="text">
      <style:text-properties style:font-name="Arial narrow" fo:font-size="12pt" fo:font-style="normal" officeooo:rsid="001d845f" style:font-size-asian="12pt" style:font-style-asian="normal" style:font-size-complex="12pt" style:font-style-complex="normal"/>
    </style:style>
    <style:style style:name="T80" style:family="text">
      <style:text-properties officeooo:rsid="001eb563"/>
    </style:style>
    <style:style style:name="T81" style:family="text">
      <style:text-properties officeooo:rsid="0021f4a6"/>
    </style:style>
    <style:style style:name="T82" style:family="text">
      <style:text-properties fo:font-style="normal" style:font-style-asian="normal" style:font-style-complex="normal"/>
    </style:style>
    <style:style style:name="T83" style:family="text">
      <style:text-properties fo:font-style="normal" officeooo:rsid="00277407" style:font-style-asian="normal" style:font-style-complex="normal"/>
    </style:style>
    <style:style style:name="T84" style:family="text">
      <style:text-properties fo:font-style="normal" officeooo:rsid="00289fa1" style:font-style-asian="normal" style:font-style-complex="normal"/>
    </style:style>
    <style:style style:name="T85" style:family="text">
      <style:text-properties fo:font-style="normal" officeooo:rsid="0028e7a7" style:font-style-asian="normal" style:font-style-complex="normal"/>
    </style:style>
    <style:style style:name="T86" style:family="text">
      <style:text-properties fo:font-style="normal" officeooo:rsid="00347a58" style:font-style-asian="normal" style:font-style-complex="normal"/>
    </style:style>
    <style:style style:name="T87" style:family="text">
      <style:text-properties fo:font-style="normal" officeooo:rsid="0035e563" style:font-style-asian="normal" style:font-style-complex="normal"/>
    </style:style>
    <style:style style:name="T88" style:family="text">
      <style:text-properties fo:font-style="normal" officeooo:rsid="003d4aff" style:font-style-asian="normal" style:font-style-complex="normal"/>
    </style:style>
    <style:style style:name="T89" style:family="text">
      <style:text-properties fo:font-style="normal" officeooo:rsid="00416a21" style:font-style-asian="normal" style:font-style-complex="normal"/>
    </style:style>
    <style:style style:name="T90" style:family="text">
      <style:text-properties fo:font-style="normal" officeooo:rsid="004354fa" style:font-style-asian="normal" style:font-style-complex="normal"/>
    </style:style>
    <style:style style:name="T91" style:family="text">
      <style:text-properties fo:font-style="normal" officeooo:rsid="0044ba5f" style:font-style-asian="normal" style:font-style-complex="normal"/>
    </style:style>
    <style:style style:name="T92" style:family="text">
      <style:text-properties fo:font-style="normal" officeooo:rsid="004a22df" style:font-style-asian="normal" style:font-style-complex="normal"/>
    </style:style>
    <style:style style:name="T93" style:family="text">
      <style:text-properties officeooo:rsid="00277407"/>
    </style:style>
    <style:style style:name="T94" style:family="text">
      <style:text-properties officeooo:rsid="00329557"/>
    </style:style>
    <style:style style:name="T95" style:family="text">
      <style:text-properties officeooo:rsid="003382bc"/>
    </style:style>
    <style:style style:name="T96" style:family="text">
      <style:text-properties officeooo:rsid="003a5220"/>
    </style:style>
    <style:style style:name="T97" style:family="text">
      <style:text-properties officeooo:rsid="003c8577"/>
    </style:style>
    <style:style style:name="T98" style:family="text">
      <style:text-properties officeooo:rsid="00410a81"/>
    </style:style>
    <style:style style:name="T99" style:family="text">
      <style:text-properties officeooo:rsid="0044ba5f"/>
    </style:style>
    <style:style style:name="T100" style:family="text">
      <style:text-properties officeooo:rsid="004869bf"/>
    </style:style>
    <style:style style:name="T101" style:family="text">
      <style:text-properties officeooo:rsid="004a22d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stallation:</text:p>
      <text:p text:style-name="P26"><text:span text:style-name="T9">merX is made up of a</text:span><text:span text:style-name="T13">n open source and</text:span><text:span text:style-name="T9"> freely download</text:span><text:span text:style-name="T13">able package located on github. <text:s/>You can locate the packages by visiting</text:span><text:span text:style-name="T9"> </text:span><text:a xlink:type="simple" xlink:href="http://merx.nizex.com/" text:style-name="Internet_20_link"><text:span text:style-name="T9">merxedi.com</text:span></text:a><text:span text:style-name="T9"> </text:span><text:span text:style-name="T13">and clicking downloads</text:span><text:span text:style-name="T9">. The following section will cover the installation instructions for </text:span><text:span text:style-name="T13">Ubuntu </text:span><text:span text:style-name="T9">Linux </text:span><text:span text:style-name="T13">Server</text:span><text:span text:style-name="T9">, since it is the recommended platform to use for these purposes. The server will also run on Windows and Mac as well but will require additional compiled versions of the mer</text:span><text:span text:style-name="T10">X</text:span><text:span text:style-name="T9"> binary for those platforms. Please contact us if you desire to run on those platforms or you can download the full source code and compile yourself.</text:span></text:p>
      <text:p text:style-name="P26"/>
      <text:p text:style-name="P3"><text:span text:style-name="T9">If you wish to replicate the environment that merX was developed in, the following info should help: Ubuntu 14.04 LTS (linux), MariaDB 5.5, NGINX (pronounced “engine X”) </text:span><text:span text:style-name="T65">v1.4.6 </text:span><text:span text:style-name="T9">Web Server, </text:span><text:span text:style-name="T66">and PHP v5.5</text:span><text:span text:style-name="T9">.</text:span></text:p>
      <text:p text:style-name="P2"/>
      <text:p text:style-name="P36"><text:span text:style-name="T2">1)</text:span> <text:span text:style-name="T40">Install</text:span> Linux, preferably <text:span text:style-name="T68">Ubuntu</text:span>, onto a server with the necessary hardware to support your user base. In most cases this will not require a massive hardware platform to support and a<text:span text:style-name="T64">n</text:span> <text:span text:style-name="T64">average </text:span>server should be more than sufficient. <text:span text:style-name="T97">During the Ubuntu installation you will be prompted to enter a Hostname for the server. You can always do this later but might as well do it now. A good idea is to use this same name on the SSL certificate you will be creating later in this setup process. Internet connectivity will be needed for this.</text:span></text:p>
      <text:p text:style-name="P19"><text:tab/><text:span text:style-name="T58">Recommended: <text:tab/>install SSH (during Linux install)</text:span></text:p>
      <text:p text:style-name="P2"><text:span text:style-name="T58"><text:tab/><text:tab/><text:tab/><text:tab/>set secure updates to </text:span><text:span text:style-name="T48">Auto</text:span><text:span text:style-name="T58"> (during linux install)</text:span></text:p>
      <text:p text:style-name="P2"/>
      <text:p text:style-name="P18"><text:tab/>After first boot up, login and type:</text:p>
      <text:p text:style-name="P20"><text:span text:style-name="T42"><text:tab/><text:tab/><text:tab/><text:tab/></text:span><text:span text:style-name="T49">adduser “username” </text:span><text:span text:style-name="T88">(creates new login accounts, without quotes)</text:span></text:p>
      <text:p text:style-name="P20"><text:span text:style-name="T42"><text:tab/><text:tab/><text:tab/><text:tab/>sudo</text:span><text:span text:style-name="T59"> </text:span><text:span text:style-name="T42">apt-get update</text:span></text:p>
      <text:p text:style-name="P2"><text:tab/><text:tab/><text:tab/><text:tab/><text:span text:style-name="T42">sudo</text:span><text:span text:style-name="T59"> </text:span><text:span text:style-name="T42">apt-get upgrade</text:span></text:p>
      <text:p text:style-name="P2"><text:span text:style-name="T42"><text:tab/><text:tab/><text:tab/><text:tab/></text:span><text:span text:style-name="T50">sudo </text:span><text:span text:style-name="T47">update-alternatives --config editor </text:span><text:span text:style-name="T87">(choose option 3)</text:span></text:p>
      <text:p text:style-name="P2"/>
      <text:p text:style-name="P26"><text:span text:style-name="T21">2) </text:span><text:span text:style-name="T9">Load the </text:span><text:span text:style-name="T19">MariaDB</text:span><text:span text:style-name="T9"> package onto the server. To do this go to </text:span><text:a xlink:type="simple" xlink:href="https://downloads.mariadb.org/mariadb/repositories/" text:style-name="Internet_20_link"><text:span text:style-name="T9">https://downloads.mariadb.org/mariadb/repositories/</text:span></text:a><text:span text:style-name="T9"> and follow the download instructions for your specific Linux OS and version. </text:span><text:span text:style-name="T11">(</text:span><text:span text:style-name="T29">you will be prompted to create a database password, </text:span><text:span text:style-name="T30">go ahead and set to “merx” to keep it simple, it can be changed later if needed</text:span><text:span text:style-name="T29">, </text:span><text:span text:style-name="T25">merX was developed with MariaDB 5.5, </text:span><text:span text:style-name="T26">as follows</text:span><text:span text:style-name="T11">)</text:span></text:p>
      <text:p text:style-name="P27"><text:tab/></text:p>
      <text:p text:style-name="P27"><text:span text:style-name="T71"><text:tab/></text:span><text:span text:style-name="T78">sudo apt-get install software-properties-common</text:span></text:p>
      <text:p text:style-name="Preformatted_20_Text"><text:span text:style-name="Source_20_Text"><text:span text:style-name="T75"><text:tab/>sudo apt-key adv --recv-keys --keyserver hkp://keyserver.ubuntu.com:80 0xcbcb082a1bb943db</text:span></text:span></text:p>
      <text:p text:style-name="P37"><text:span text:style-name="T70"><text:tab/></text:span><text:span text:style-name="T75">sudo add-apt-repository 'deb http://nyc2.mirrors.digitalocean.com/mariadb/repo/5.5/ubuntu trusty main'</text:span></text:p>
      <text:p text:style-name="P37"><text:span text:style-name="T75"><text:tab/></text:span><text:span text:style-name="T79">then...</text:span></text:p>
      <text:p text:style-name="Standard"><text:span text:style-name="T76"><text:tab/></text:span><text:span text:style-name="T75">sudo apt-get update<text:line-break/> <text:tab/>sudo apt-get install mariadb-server</text:span></text:p>
      <text:p text:style-name="P49"><text:span text:style-name="T37">(</text:span><text:span text:style-name="T38">you will be prompted to create a database password, </text:span><text:span text:style-name="T39">go ahead and set to “merx” to keep it simple, it can be changed later if </text:span><text:span text:style-name="T37">desired)</text:span></text:p>
      <text:p text:style-name="Standard"><text:span text:style-name="T77"><text:line-break/></text:span><text:span text:style-name="T34">NOTE</text:span><text:span text:style-name="T35">: You can also use M</text:span><text:span text:style-name="T36">y</text:span><text:span text:style-name="T35">SQL as your database server if you like. There are no compatibility issues between the two but because of Oracle's stance on some of the M</text:span><text:span text:style-name="T36">y</text:span><text:span text:style-name="T35">SQL changes ,as well as performance issues, we've standardized on the MariaDB branch.</text:span></text:p>
      <text:p text:style-name="P2"/>
      <text:p text:style-name="P40"><text:span text:style-name="T21">3)</text:span><text:span text:style-name="T9"> </text:span><text:span text:style-name="T11">Install a web server, any flavor should work. MerX was developed using the nginx webserver </text:span><text:span text:style-name="T12">with SSL enabled </text:span><text:span text:style-name="T14">and these instructions </text:span><text:span text:style-name="T17">direct you to the installation</text:span><text:span text:style-name="T11">. </text:span><text:span text:style-name="T12">It is </text:span><text:span text:style-name="T20">strongly</text:span><text:span text:style-name="T12"> recommended that SSL be used.</text:span></text:p>
      <text:p text:style-name="P26"><text:soft-page-break/></text:p>
      <text:p text:style-name="P28"><text:span text:style-name="T12"><text:tab/></text:span><text:span text:style-name="T15">s</text:span><text:span text:style-name="T27">udo apt-get </text:span><text:span text:style-name="T28">update</text:span></text:p>
      <text:p text:style-name="P25"><text:tab/>sudo apt-get install nginx <text:span text:style-name="T98">(press Y when prompted)</text:span></text:p>
      <text:p text:style-name="P26"/>
      <text:p text:style-name="P11"><text:span text:style-name="T4">4)</text:span> To generate a self signed certificate (which is recommended) <text:span text:style-name="T80">complete</text:span> the following steps:</text:p>
      <text:p text:style-name="P39"><text:span text:style-name="T95">S</text:span>tart off by creating a directory that will be used to hold all of <text:span text:style-name="T95">y</text:span>our SSL information:</text:p>
      <text:p text:style-name="P32"><text:span text:style-name="Source_20_Text"><text:span text:style-name="T74"/></text:span></text:p>
      <text:p text:style-name="P32"><text:span text:style-name="Source_20_Text"><text:span text:style-name="T75"><text:tab/>sudo mkdir /etc/nginx/ssl</text:span></text:span></text:p>
      <text:p text:style-name="P43"/>
      <text:p text:style-name="P44">Now that <text:span text:style-name="T95">you</text:span> have a location to place <text:span text:style-name="T95">the</text:span> files, <text:span text:style-name="T95">you</text:span> can create the SSL key and certificate files in one motion by typing:</text:p>
      <text:p text:style-name="P38"><text:span text:style-name="Source_20_Text"><text:span text:style-name="T72">sudo openssl req -x509 -nodes -days 365 -newkey rsa:2048 -keyout /etc/nginx/ssl/</text:span></text:span><text:span text:style-name="Source_20_Text"><text:span text:style-name="T73">merx</text:span></text:span><text:span text:style-name="Source_20_Text"><text:span text:style-name="T72">.key -out /etc/nginx/ssl/</text:span></text:span><text:span text:style-name="Source_20_Text"><text:span text:style-name="T73">merx</text:span></text:span><text:span text:style-name="Source_20_Text"><text:span text:style-name="T72">.crt</text:span></text:span></text:p>
      <text:p text:style-name="P29">You will be asked a series of questions. Before we go over that, let's take a look at what is happening in the command we are issuing:</text:p>
      <text:list xml:id="list968954710782407143" text:style-name="L1">
        <text:list-item>
          <text:p text:style-name="P52"><text:span text:style-name="Strong_20_Emphasis"><text:span text:style-name="T69">openssl</text:span></text:span><text:span text:style-name="T69">: This is the basic command line tool for creating and managing OpenSSL certificates, keys, and other files. </text:span></text:p>
        </text:list-item>
        <text:list-item>
          <text:p text:style-name="P52"><text:span text:style-name="Strong_20_Emphasis"><text:span text:style-name="T69">req</text:span></text:span><text:span text:style-name="T69">: This subcommand specifies that we want to use X.509 certificate signing request (CSR) management. The "X.509" is a public key infrastructure standard that SSL and TLS adheres to for its key and certificate management. We want to create a new X.509 cert, so we are using this subcommand. </text:span></text:p>
        </text:list-item>
        <text:list-item>
          <text:p text:style-name="P52"><text:span text:style-name="Strong_20_Emphasis"><text:span text:style-name="T69">-x509</text:span></text:span><text:span text:style-name="T69">: This further modifies the previous subcommand by telling the utility that we want to make a self-signed certificate instead of generating a certificate signing request, as would normally happen. </text:span></text:p>
        </text:list-item>
        <text:list-item>
          <text:p text:style-name="P52"><text:span text:style-name="Strong_20_Emphasis"><text:span text:style-name="T69">-nodes</text:span></text:span><text:span text:style-name="T69">: This tells OpenSSL to skip the option to secure our certificate with a passphrase. We need Nginx to be able to read the file, without user intervention, when the server starts up. A passphrase would prevent this from happening because we would have to enter it after every restart. </text:span></text:p>
        </text:list-item>
        <text:list-item>
          <text:p text:style-name="P52"><text:span text:style-name="Strong_20_Emphasis"><text:span text:style-name="T69">-days 365</text:span></text:span><text:span text:style-name="T69">: This option sets the length of time that the certificate will be considered valid. We set it for one year here. </text:span></text:p>
        </text:list-item>
        <text:list-item>
          <text:p text:style-name="P52"><text:span text:style-name="Strong_20_Emphasis"><text:span text:style-name="T69">-newkey rsa:2048</text:span></text:span><text:span text:style-name="T69">: This specifies that we want to generate a new certificate and a new key at the same time. We did not create the key that is required to sign the certificate in a previous step, so we need to create it along with the certificate. The </text:span><text:span text:style-name="Source_20_Text"><text:span text:style-name="T69">rsa:2048</text:span></text:span><text:span text:style-name="T69"> portion tells it to make an RSA key that is 2048 bits long. </text:span></text:p>
        </text:list-item>
        <text:list-item>
          <text:p text:style-name="P52"><text:span text:style-name="Strong_20_Emphasis"><text:span text:style-name="T69">-keyout</text:span></text:span><text:span text:style-name="T69">: This line tells OpenSSL where to place the generated private key file that we are creating. </text:span></text:p>
        </text:list-item>
        <text:list-item>
          <text:p text:style-name="P52"><text:span text:style-name="Strong_20_Emphasis"><text:span text:style-name="T69">-out</text:span></text:span><text:span text:style-name="T69">: This tells OpenSSL where to place the certificate that we are creating. </text:span></text:p>
        </text:list-item>
      </text:list>
      <text:p text:style-name="P30"/>
      <text:p text:style-name="P29">As stated above, these options will create both a key file and a certificate. <text:span text:style-name="T95">You </text:span>will be asked a few questions about <text:span text:style-name="T95">y</text:span>our server in order to embed the information correctly in the certificate.</text:p>
      <text:p text:style-name="P29"/>
      <text:p text:style-name="Standard"><text:span text:style-name="T69">Fill out the prompts appropriately. The most important line is the one that requests the </text:span><text:span text:style-name="Source_20_Text"><text:span text:style-name="T69">Common Name (e.g. server FQDN or YOUR name)</text:span></text:span><text:span text:style-name="T69">. You need to enter the domain name that you want to be associated with your server. You can enter the public IP address instead if you do not have a domain name.</text:span></text:p>
      <text:p text:style-name="P29"/>
      <text:p text:style-name="P29">The entirety of the prompts will look something like this, <text:span text:style-name="T81">with your information</text:span>:</text:p>
      <text:p text:style-name="P45"/>
      <text:p text:style-name="P46">Country Name (2 letter code) [AU]:<text:span text:style-name="T1">US</text:span></text:p>
      <text:p text:style-name="P47">State or Province Name (full name) [Some-State]:<text:span text:style-name="T1">New York</text:span></text:p>
      <text:p text:style-name="P47">Locality Name (eg, city) []:<text:span text:style-name="T1">New York City</text:span></text:p>
      <text:p text:style-name="P47">Organization Name (eg, company) [Internet Widgits Pty Ltd]:<text:span text:style-name="T1">Bouncy Castles, Inc.</text:span></text:p>
      <text:p text:style-name="P47"><text:soft-page-break/>Organizational Unit Name (eg, section) []:<text:span text:style-name="T1">Ministry of Water Slides</text:span></text:p>
      <text:p text:style-name="P47">Common Name (e.g. server FQDN or YOUR name) []:<text:span text:style-name="T1">your_domain.com</text:span></text:p>
      <text:p text:style-name="P48">Email Address []:<text:span text:style-name="T1">admin@your_domain.com</text:span></text:p>
      <text:p text:style-name="P31">There should now be a merx.key and merx.crt file in /etc/nginx/ssl. If not, repeat the process above. If these files are not created and located in the proper folder then merx will not work.</text:p>
      <text:p text:style-name="P31"/>
      <text:p text:style-name="P33"><text:span text:style-name="T22">4</text:span><text:span text:style-name="T21">)</text:span><text:span text:style-name="T23"> </text:span><text:span text:style-name="T33">Install php:</text:span></text:p>
      <text:p text:style-name="P50"><text:span text:style-name="T55">sudo apt-get install php5-cli </text:span><text:span text:style-name="T56">php5-fpm php5-mysql</text:span><text:span text:style-name="T60"> </text:span><text:span text:style-name="T57">php5-common php5-dev php5-imap</text:span><text:span text:style-name="T60"> </text:span><text:span text:style-name="T62">(select Yes to allow any dependencies to be installed)</text:span></text:p>
      <text:p text:style-name="P10"/>
      <text:p text:style-name="P7"><text:span text:style-name="T3">5</text:span><text:span text:style-name="T2">)</text:span> Install <text:span text:style-name="T1">merxphp</text:span> by executing the following commands:</text:p>
      <text:p text:style-name="P8"><text:tab/><text:span text:style-name="T43">sudo apt-get install git </text:span><text:span text:style-name="T86">(if not already installed, </text:span><text:span text:style-name="T89">press Y when propmted</text:span><text:span text:style-name="T86">)</text:span></text:p>
      <text:p text:style-name="P8"><text:tab/>cd /var</text:p>
      <text:p text:style-name="P8"><text:tab/><text:span text:style-name="T43">sudo mkdir www</text:span></text:p>
      <text:p text:style-name="P8"><text:span text:style-name="T43"><text:tab/></text:span><text:span text:style-name="T85">cd /www</text:span></text:p>
      <text:p text:style-name="P34"><text:span text:style-name="T31"><text:tab/>sudo </text:span><text:span text:style-name="T32">git clone https://github.com/cybercrypt13/merxphp.git</text:span></text:p>
      <text:p text:style-name="P24"><text:tab/><text:span text:style-name="T83">Step back to the /var directory by typing</text:span><text:span text:style-name="T93"> cd /var [press enter]</text:span></text:p>
      <text:p text:style-name="P23"><text:tab/>sudo chown -R www-data www</text:p>
      <text:p text:style-name="P22"><text:tab/>sudo chgrp -R www-data <text:span text:style-name="T93">www</text:span></text:p>
      <text:p text:style-name="P10"/>
      <text:p text:style-name="P51"><text:span text:style-name="T8">6</text:span><text:span text:style-name="T1">) </text:span>Now lets copy the vars.php file from the db folder to our root folder and make changes to it.</text:p>
      <text:p text:style-name="P12"><text:span text:style-name="T41"><text:tab/></text:span><text:span text:style-name="T44">cd /</text:span><text:span text:style-name="T52">var/www/merxphp</text:span></text:p>
      <text:p text:style-name="P12"><text:span text:style-name="T41"><text:tab/>cp </text:span><text:span text:style-name="T44">db/</text:span><text:span text:style-name="T41">vars.php .</text:span></text:p>
      <text:p text:style-name="P13"><text:tab/><text:span text:style-name="T41">vi vars.php</text:span> (change username and password to that of your database server root and pass, <text:span text:style-name="T100">save and exit</text:span>)</text:p>
      <text:p text:style-name="P58"><text:tab/><text:tab/></text:p>
      <text:p text:style-name="P42"><text:span text:style-name="T61"><text:tab/><text:tab/>Now lets </text:span><text:span text:style-name="T63">move</text:span><text:span text:style-name="T61"> the post-merge file into our .git repository to insure database updates are performed <text:tab/>automatically when new merxphp updates become available.</text:span></text:p>
      <text:p text:style-name="P21"><text:tab/><text:tab/><text:span text:style-name="T53">cd /var/www/merxphp</text:span></text:p>
      <text:p text:style-name="P53"><text:tab/><text:tab/>sudo mv db/exclude .git/info</text:p>
      <text:p text:style-name="P14"><text:span text:style-name="T41"><text:tab/><text:tab/>sudo </text:span><text:span text:style-name="T44">mv</text:span><text:span text:style-name="T41"> </text:span><text:span text:style-name="T45">db/</text:span><text:span text:style-name="T41">post-merge .git/hooks</text:span></text:p>
      <text:p text:style-name="P13"/>
      <text:p text:style-name="P41"><text:span text:style-name="T24">7</text:span><text:span text:style-name="T21">)</text:span><text:span text:style-name="T16"> Now we need to setup a few defaults and get our git repository set to do automatic database updates for future releases of merxphp. <text:s/>First we need to create our database with the following commands, </text:span><text:span text:style-name="T18">this is when you'll need the password you created when installing MariaDB</text:span><text:span text:style-name="T16">.</text:span></text:p>
      <text:p text:style-name="P9"/>
      <text:p text:style-name="P9"><text:tab/><text:span text:style-name="T82">cd /</text:span><text:span text:style-name="T91">var/</text:span><text:span text:style-name="T90">www/</text:span><text:span text:style-name="T82">merxphp/</text:span><text:span text:style-name="T84">db</text:span></text:p>
      <text:p text:style-name="P9"/>
      <text:p text:style-name="P9"><text:span text:style-name="T41"><text:tab/></text:span><text:span text:style-name="T51">sudo </text:span><text:span text:style-name="T41">mysql -u root -p &lt; create.sql</text:span> <text:s/><text:span text:style-name="T67">(</text:span><text:span text:style-name="T5">do not execute this command on a live </text:span><text:span text:style-name="T7">production </text:span><text:span text:style-name="T5">server EVER!!</text:span><text:span text:style-name="T67">)</text:span></text:p>
      <text:p text:style-name="P16"><text:tab/>cd upgrades (now we need to update the database to the latest version)</text:p>
      <text:p text:style-name="P16"><text:tab/><text:span text:style-name="T51">sudo</text:span><text:span text:style-name="T99"> </text:span><text:span text:style-name="T41">php upgrade.php</text:span> (this makes sure you have the latest table structures)</text:p>
      <text:p text:style-name="P16"><text:tab/>cd ..</text:p>
      <text:p text:style-name="P2"><text:tab/></text:p>
      <text:p text:style-name="P15"><text:span text:style-name="T6">9</text:span><text:span text:style-name="T1">)</text:span> Next we're going to setup the server to automatically check for merxphp updates at midnight everyday.</text:p>
      <text:p text:style-name="P15"><text:tab/><text:span text:style-name="T41">sudo crontab -u www-data -e</text:span></text:p>
      <text:p text:style-name="P15"><text:tab/>choose your editor of choice and add a line that looks like this: <text:span text:style-name="T94">(attention to spacing is important)</text:span></text:p>
      <text:p text:style-name="P15"><text:tab/>00 22 * * * (cd /var/www/merxphp &amp;&amp; git reset HEAD --hard &amp;&amp; git pull) &gt;&gt; /dev/null 2&gt;&amp;1</text:p>
      <text:p text:style-name="P15"><text:soft-page-break/><text:tab/><text:span text:style-name="T94">save and exit.</text:span></text:p>
      <text:p text:style-name="P15"><text:tab/><text:span text:style-name="T96">sudo cp /var/www/merxphp/scripts/merx /etc/nginx/sites-available/default</text:span></text:p>
      <text:p text:style-name="P56"><text:tab/></text:p>
      <text:p text:style-name="P56"><text:span text:style-name="T101">go to /etc/php5/fpm/pool.d and edit the www.conf file – </text:span><text:span text:style-name="T54">sudo vi www.conf </text:span><text:span text:style-name="T92">and search by typing </text:span><text:span text:style-name="T54">/\.sock</text:span><text:span text:style-name="T92"> and change the entire line to match the following: </text:span><text:span text:style-name="T54">listen = /dev/shm/php5-fpm.sock</text:span><text:span text:style-name="T92"> <text:s/>save and exit.</text:span></text:p>
      <text:p text:style-name="P56"/>
      <text:p text:style-name="P57"><text:span text:style-name="T92">G</text:span><text:span text:style-name="T82">o to /etc/php5/fpm to edit php.ini file – </text:span><text:span text:style-name="T41">sudo vi php.ini</text:span><text:span text:style-name="T82"> search for cgi line by typing </text:span><text:span text:style-name="T41">/cgi.fix_pathinfo=0</text:span><text:span text:style-name="T82"> and change the 0 to 1 and remove the ; from the beginning of the line. Save and exit.</text:span></text:p>
      <text:p text:style-name="P15"/>
      <text:p text:style-name="P15"><text:span text:style-name="T95">Reboot server:<text:tab/></text:span><text:span text:style-name="T46">sudo shutdown -r now</text:span></text:p>
      <text:p text:style-name="P2"/>
      <text:p text:style-name="P17"><text:span text:style-name="T1">1</text:span><text:span text:style-name="T6">0</text:span><text:span text:style-name="T1">)</text:span> When ready to go live you need to re-execute steps</text:p>
      <text:p text:style-name="P2"/>
      <text:p text:style-name="P2"/>
      <text:p text:style-name="P4">Special Notes:</text:p>
      <text:p text:style-name="P4">When loading your dealer database table you also need to make sure the DaysToFullfill table contains an entry for each warehouse. <text:s/>If you don't use these features then just default them all to 2 or 3 but they have to have a value for the system to report back proper inventory levels.</text:p>
      <text:p text:style-name="P5"/>
      <text:p text:style-name="P4">You must create an entry in the Vendors table for each vendor part a customer may be ordering for you. If you are the vendor and you only sell your own stuff then a single entry for that purpose should exist.</text:p>
      <text:p text:style-name="P4"/>
      <text:p text:style-name="P4">In order to pull orders and send updates back to the server you will need to generate an APIKey to place inside the VendorCredentials table. If you want to further restrict access to a single IP address then you will also need to enter that.</text:p>
      <text:p text:style-name="P4"/>
      <text:p text:style-name="P6">Dealer records have to exist for the dealers to start using the system but you will not be creating keys for each one. There mere act of them existing will cause the server to generate and return keys the very first time they access the system.</text:p>
      <text:p text:style-name="P6"/>
      <text:p text:style-name="P6">Dealer costs can be calculated by either using Price codes (which is the best method), or by having dealer specific <text:s/>pricing set for each part. <text:s/>Price codes are the act of setting categories on parts and then using that code to say things like: pricecode A=10% for this dealer or 15% over cost for that dealer. <text:s/>This method is the most flexible and the easiest to maintain but any method should be supportable with the system.</text:p>
      <text:p text:style-name="P6"/>
      <text:p text:style-name="P6">NLA means a part is no longer available and Closeout means it is headed that way. <text:s/>In a perfect world NLA would mean you have no inventory left and will not be shipping that item and Closeout means that when you finish selling out you're done. <text:s/>But in reality you may still have a few of the items in stock and as a result merX does not prevent dealers from placing orders with those values. <text:s/>But it does report back to them that the items may never ship if you are out.</text:p>
      <text:p text:style-name="P6"/>
      <text:p text:style-name="P6">Inventory is stored by warehouse location. <text:s/>If you only have 1 warehouse then only enter one value into that table, but something has to exist there for things to work properly.</text:p>
      <text:p text:style-name="P6"/>
      <text:p text:style-name="P6">The dealercost flow is 1) if entry exists for an item in ItemCost, use that cost. <text:s/>2) If it exists in the pricecodelink table then look at pricecode and determine what cost should be and use that cost. <text:s/>3) If neither of these two methods are available then retrieve the cost from the Items list record itself and return it.</text:p>
      <text:p text:style-name="P6"><text:soft-page-break/></text:p>
      <text:p text:style-name="P6">Orderstatus updates will only return items that have shipped.</text:p>
      <text:p text:style-name="P6"/>
      <text:p text:style-name="P6">Shipping vendors table will need entries there and we suggest just setting things like UPS, FEDEX... to allow the BSV Systems to quickly know what website to call for calling tracking routines.</text:p>
      <text:p text:style-name="P6"/>
      <text:p text:style-name="P6">Line item costs and Invoice numbers are supplied upon shipping of products and stored in the ShippedBoxes and PurchaseOrderShipped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47a58" officeooo:paragraph-rsid="00347a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31T16:51:25.926062152</dc:date>
    <meta:editing-duration>PT9H8M40S</meta:editing-duration>
    <meta:editing-cycles>51</meta:editing-cycles>
    <meta:generator>LibreOffice/4.2.8.2$Linux_X86_64 LibreOffice_project/420m0$Build-2</meta:generator>
    <dc:creator>Kacey Wood</dc:creator>
    <meta:document-statistic meta:table-count="0" meta:image-count="0" meta:object-count="0" meta:page-count="5" meta:paragraph-count="99" meta:word-count="1931" meta:character-count="11441" meta:non-whitespace-character-count="9524"/>
  </office:meta>
</office:document-meta>
</file>